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4a63" officeooo:paragraph-rsid="000e4a63"/>
    </style:style>
    <style:style style:name="P2" style:family="paragraph" style:parent-style-name="Standard">
      <style:text-properties officeooo:paragraph-rsid="000e4a63"/>
    </style:style>
    <style:style style:name="P3" style:family="paragraph" style:parent-style-name="Standard">
      <style:text-properties officeooo:rsid="00102a73" officeooo:paragraph-rsid="00102a73"/>
    </style:style>
    <style:style style:name="P4" style:family="paragraph" style:parent-style-name="Standard">
      <style:text-properties officeooo:paragraph-rsid="000e4a63"/>
    </style:style>
    <style:style style:name="P5" style:family="paragraph" style:parent-style-name="Standard">
      <style:text-properties officeooo:rsid="0010dc31" officeooo:paragraph-rsid="0010dc31"/>
    </style:style>
    <style:style style:name="T1" style:family="text">
      <style:text-properties officeooo:rsid="000e4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难点一 上传图片</text:p>
      <text:p text:style-name="P3"/>
      <text:p text:style-name="P1">协议请求</text:p>
      <text:p text:style-name="P1">依据协议规定 我们的请求方式只有 options get head post put delete trace</text:p>
      <text:p text:style-name="P2"/>
      <text:p text:style-name="P2"><text:span text:style-name="T1">文件上传 </text:span>multipart/form-data <text:span text:style-name="T1">的基础方法是post</text:span></text:p>
      <text:p text:style-name="P2"/>
      <text:p text:style-name="P5">post 数据传输</text:p>
      <text:p text:style-name="P5">http://cnodejs.org/topic/4f16442ccae1f4aa2700104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4:49:53.074826946</meta:creation-date>
    <dc:date>2016-04-28T15:28:19.244266846</dc:date>
    <meta:editing-duration>PT7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51" meta:character-count="160" meta:non-whitespace-character-count="148"/>
  </office:meta>
</office:document-meta>
</file>